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7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Joseph Asch; Clara Asch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Kind friends! <text:s/>Let your tears flow copiously at this sad/ hour. <text:s/>It is due to the family of the lately lamented/ Josep and now greatly sorrowed for Clara Asch, that <text:span text:style-name="T2">they</text:span><text:span text:style-name="T3"> we/ </text:span><text:span text:style-name="T2">should feel</text:span><text:span text:style-name="T3"> show them how deep is the sympathy which their/ bereavements excite in our breasts. <text:s/>True, no pangs/ can equal those which they experience, who have drunk/ a full cup of domestic afflictions. <text:s/>They naturally/ are disconsolate, whose losses comprise even that of so/ excellent a mother. <text:s/>But we all--irrespective of our/ congregational preferences--must needs be sensible of the/ void created in the household of Israel. <text:s/>"The depar-/-ture of the righteous" write our Sages, "is ominous to the/ world." <text:s/>In this age of general apathy for the/ ordinances of yore, we may well weep for her who lies/ lifeless in this coffin. <text:s/>For, she had cast her lot among/ the faithful. <text:s/>Like her sainted husband, she belonged/ to that band of staunch adherents of the law, who waver/ not, nor flinch. <text:s/>A thousand might fall on her/ side victims to the onslaughts of infidelity, tens of thousands/ might yeild[sic!] to the attacks of incredulity, but she surrendered/</text:span></text:p>
      <text:p text:style-name="P6"><text:span text:style-name="T3"/></text:p>
      <text:p text:style-name="P6"><text:span text:style-name="T3">[Page 2]</text:span></text:p>
      <text:p text:style-name="P6"><text:span text:style-name="T3">not her principles. <text:s/>Is not the number of her/ compeers fast diminishing? <text:s/>Aye: a lad might now/ count those who without carping at the laws of Moses,/ and caviling at Rabbinical institutions, follow the ances-/-tral faith with simplicity of heart. <text:s/>Fast decreasing/ is the number of mothers, who deem it a privilege to/ rear their offspring in the fear of God; who, like our/ lamented friend, enforce the observance of the Sabbath/ day and of the festivals of the dietary laws and all/ precepts of Judaism. <text:s/>It </text:span><text:soft-page-break/><text:span text:style-name="T3">behooves us then to/ bemoan the loss sustained by a community, not less than by/ this family; for, she who was its ornament, exemplified/ in her conduct the religion of Sinai./</text:span></text:p>
      <text:p text:style-name="P6"><text:span text:style-name="T3">Would that the tears of sympathy now shed, yeilded[sic!]/ abundance of comfort to those who most intensely bewail/ and mourn. <text:s/>Fain would we console with words/ those who have been so repeatedly and so severely/ tried. <text:s/>But will we attain that end by imparting lessons/ of a stoick[sic!] philosophy? <text:s/>Shall we say that we/ must bear with patience the misfortunes we cannot/ avert? <text:s/>Shall we tell the afflicted, that it is of no/</text:span></text:p>
      <text:p text:style-name="P6"><text:span text:style-name="T3"/></text:p>
      <text:p text:style-name="P6"><text:span text:style-name="T3">[Page 3]</text:span></text:p>
      <text:p text:style-name="P6"><text:span text:style-name="T3">conceivable advantage to grieve over circumstances/ beyond our control? <text:s/>Shall we intimate that it is/ unwise and futile to lament a life that cannot be/ recovered? <text:s/>No, when the heart bleeds, stronger appliances/ must be resorted to in order to effect a cure./</text:span></text:p>
      <text:p text:style-name="P6"><text:span text:style-name="T3">Come then O daughter of heaven! <text:s/>Come then holy religion!/ and pour thy balmy unction over wounds which are fresh/ and deep. <text:s/>Comfort thou the children of my deceased/ friends. <text:s/>Tell them that death is not annhilation[sic!], for/ God will not destroy the work of His hand--but it is the/ opening of a brighter existence, where our mental and/ spiritual faculties are heightened and amplified./ <text:s/>Tell them that the last farewell on earth, is a farewell of promise to become reunited, where seperation[sic!] can/ nevermore take place. <text:s/>Tell them that the dear/ objects, now enshrouded from their vision, live together,/ and enjoy the fruits of their righteousness. <text:s/>Tell them/ that she who has just leaped the shores of eternity, reached/ a haven of rest, and is surrounded by beings whom she/ fondly loved on this side of the grave. <text:s/>That she bids/ them be comforted, and cling together with unswerving/</text:span></text:p>
      <text:p text:style-name="P6"><text:span text:style-name="T3"/></text:p>
      <text:p text:style-name="P6"><text:span text:style-name="T3">[Page 4]</text:span></text:p>
      <text:p text:style-name="P6"><text:span text:style-name="T3">affection, aiding each other in the performance/ of the duties of life. <text:s/>Yes, my friends, sons and/ daughters of Joseph and Clara Asch. <text:s/>Could the lips/ now sealed in death, move at this hour, they would/ offer that oft-repeated counsel. <text:s/>Religion and morality/ would they commend as the means of salvation./ <text:s/>Follow that standard. <text:s/>Follow it that you may/ bear the consciousness of your integrity. <text:s/>Follow it,/ that you may become a blessing to the inhabitants of/ this nether world. <text:s/>Follow it, and you will enhance/ the bliss of parents, so good and so virtuous, as those whose/ departure we jointly deplore for your sake and that of the/ household of Israel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8T13:17:47.21</meta:creation-date>
    <meta:document-statistic meta:table-count="0" meta:image-count="0" meta:object-count="0" meta:page-count="3" meta:paragraph-count="71" meta:word-count="863" meta:character-count="5398"/>
    <dc:date>2012-10-18T13:56:34.90</dc:date>
    <dc:creator>Penn Libraries</dc:creator>
    <meta:editing-duration>PT00H08M27S</meta:editing-duration>
    <meta:editing-cycles>1</meta:editing-cycles>
    <meta:generator>OpenOffice.org/3.2$Win32 OpenOffice.org_project/320m12$Build-9483</meta:generator>
  </office:meta>
</office:document-meta>
</file>